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1" svg:font-family="'Times New 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line-height="200%" fo:text-align="start" style:justify-single-word="false"/>
      <style:text-properties style:font-name="Lucida Console" fo:font-size="11pt" style:font-size-asian="11pt" style:font-size-complex="11pt"/>
    </style:style>
    <style:style style:name="P2" style:family="paragraph" style:parent-style-name="Standard">
      <style:paragraph-properties fo:line-height="200%" fo:text-align="start" style:justify-single-word="false"/>
      <style:text-properties style:font-name="Times New Roman" fo:font-size="11pt" style:font-size-asian="11pt" style:font-size-complex="11pt"/>
    </style:style>
    <style:style style:name="P3" style:family="paragraph" style:parent-style-name="Standard">
      <style:paragraph-properties fo:line-height="200%" fo:text-align="start" style:justify-single-word="false"/>
      <style:text-properties style:font-name="Times New Roman"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Standard">
      <style:paragraph-properties fo:line-height="200%" fo:text-align="start" style:justify-single-word="false"/>
      <style:text-properties style:font-name="Times New Roman" fo:font-size="11pt" style:text-underline-style="none" fo:font-weight="normal" style:font-size-asian="11pt" style:font-weight-asian="normal" style:font-size-complex="11pt" style:font-weight-complex="normal"/>
    </style:style>
    <style:style style:name="P5" style:family="paragraph" style:parent-style-name="Standard">
      <style:paragraph-properties fo:line-height="100%" fo:text-align="start" style:justify-single-word="false"/>
      <style:text-properties style:font-name="Arial" fo:font-size="11pt" style:font-size-asian="11pt" style:font-size-complex="11pt"/>
    </style:style>
    <style:style style:name="P6" style:family="paragraph" style:parent-style-name="Standard">
      <style:text-properties fo:font-size="11pt" style:font-size-asian="11pt" style:font-size-complex="11pt"/>
    </style:style>
    <style:style style:name="P7" style:family="paragraph" style:parent-style-name="Standard">
      <style:paragraph-properties fo:text-align="center" style:justify-single-word="false"/>
      <style:text-properties fo:font-size="11pt" style:font-size-asian="11pt" style:font-size-complex="11pt"/>
    </style:style>
    <style:style style:name="P8" style:family="paragraph" style:parent-style-name="Standard">
      <style:paragraph-properties fo:line-height="200%"/>
      <style:text-properties fo:font-size="11pt" style:font-size-asian="11pt" style:font-size-complex="11pt"/>
    </style:style>
    <style:style style:name="P9" style:family="paragraph" style:parent-style-name="Standard">
      <style:paragraph-properties fo:line-height="200%" fo:text-align="start" style:justify-single-word="false"/>
      <style:text-properties fo:font-size="11pt" style:font-size-asian="11pt" style:font-size-complex="11pt"/>
    </style:style>
    <style:style style:name="P10" style:family="paragraph" style:parent-style-name="Standard">
      <style:paragraph-properties fo:line-height="200%" fo:text-align="center" style:justify-single-word="false"/>
      <style:text-properties fo:font-size="11pt" style:font-size-asian="11pt" style:font-size-complex="11pt"/>
    </style:style>
    <style:style style:name="P11" style:family="paragraph" style:parent-style-name="Standard">
      <style:paragraph-properties fo:line-height="200%"/>
      <style:text-properties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Standard">
      <style:paragraph-properties fo:line-height="200%" fo:text-align="start" style:justify-single-word="false"/>
      <style:text-properties fo:font-size="11pt" style:text-underline-style="solid" style:text-underline-width="auto" style:text-underline-color="font-color" fo:font-weight="bold" style:font-size-asian="11pt" style:font-weight-asian="bold" style:font-size-complex="11pt" style:font-weight-complex="bold"/>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Lucida Console"/>
    </style:style>
    <style:style style:name="T4" style:family="text">
      <style:text-properties style:font-name="Lucida Console" fo:font-weight="bold" style:font-weight-asian="bold" style:font-weight-complex="bold"/>
    </style:style>
    <style:style style:name="T5" style:family="text">
      <style:text-properties style:font-name="Lucida Console"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variant="normal" fo:text-transform="none" fo:color="#000000" style:font-name="Times New Roman1" fo:font-size="12pt" fo:letter-spacing="normal" fo:font-style="normal"/>
    </style:style>
    <style:style style:name="T9" style:family="text">
      <style:text-properties fo:font-variant="normal" fo:text-transform="none" fo:color="#000000" style:font-name="Times New Roman1" fo:font-size="12pt" fo:letter-spacing="normal"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evon Howell<text:tab/><text:tab/><text:tab/><text:tab/><text:tab/><text:tab/><text:tab/><text:tab/><text:tab/><text:tab/><text:tab/>Cornish<text:tab/></text:p>
      <text:p text:style-name="P6">Comp Sci</text:p>
      <text:p text:style-name="P6"/>
      <text:p text:style-name="P7">Final Project – Python</text:p>
      <text:p text:style-name="P11">Abstract:</text:p>
      <text:p text:style-name="P8"><text:tab/>This project is a program designed to allow for the user to translate a word or phrase from English to French. This is done by crating a list of words from English, matching them to their French cognates and allowing the user to search through this list to get the translation of the word. This process utilizes object declaration and instantiation as well as function definition, implementation of user input and data verification.</text:p>
      <text:p text:style-name="P8"><text:tab/>In Python, there are both predefined methods and functions and user-defined methods and functions. The basic difference between a method and a function is that a method runs against an object. For instance, <text:span text:style-name="T4">type()</text:span> is a function that returns the data type of the parameter, while <text:span text:style-name="T4">split()</text:span> is a method that is ran against a String object. Methods are called using dot notation while functions or not. So, in order to use the aforementioned elements, one would type <text:span text:style-name="T4">type()</text:span> but <text:span text:style-name="T4">s.split()</text:span>, where s is a String. The predefined function <text:span text:style-name="T4">raw_input()</text:span> is made use of frequently in EngFrDict.py. This function allows user input it be implemented into the program. This function can, also, take a string as a parameter, which is used to prompt the user to input valid information. Additionally, a constructor method is used. This is the constructor <text:span text:style-name="T4">dict()</text:span>, which creates a new dicitionary object which will be described later. At this stage, EngFrDict.py implements two user-defined functions. These are recognized by the keyword def and the pair of parentheses <text:s/>that follow when these functions are called. The two functions are inverses of each other. <text:span text:style-name="T4">translate_to_French()</text:span> prompts the user <text:s/>to give an English word and uses it to find a French word in the dictionary. Conversely, <text:span text:style-name="T4">translate_to_English()</text:span> uses a French word to look up an English one.</text:p>
      <text:p text:style-name="P8"><text:tab/>The use of loops and conditionals is fundamental to the operation of this program. For example, the <text:span text:style-name="T4">if, elif</text:span><text:span text:style-name="T1"> </text:span><text:span text:style-name="T1">and </text:span><text:span text:style-name="T4">else</text:span><text:span text:style-name="T3"> </text:span><text:span text:style-name="T1">create a conditional block that calls on the correct function to translate words. The </text:span><text:span text:style-name="T4">while</text:span><text:span text:style-name="T1"> statement allows data verification by asking the user to input data until the given input satisfies the conditions needed for the program to operate. The logical operates </text:span><text:span text:style-name="T4">and</text:span><text:span text:style-name="T1"> and </text:span><text:span text:style-name="T4">not</text:span><text:span text:style-name="T1"> are also made use of in this program in the creation of compound conditions</text:span></text:p>
      <text:p text:style-name="P8"><text:soft-page-break/><text:tab/>Python holds a type of collection known as Dictionary. A Dictionary is a data collection that uses any data type as an index. This index is known as a key. The key could, potentially, be a string, a list, an integer or even another Dictionary. <text:s/>A Dictionary called cheesesToTaste would look like this when instatiated: <text:span text:style-name="T3">cheesesToTaste = <text:s/>{'cheddar':'great', 'blue': 'bad'}</text:span>, where '<text:span text:style-name="T3">cheddar'</text:span> and '<text:span text:style-name="T3">blue'</text:span> are the keys and <text:span text:style-name="T3">'great</text:span>' and '<text:span text:style-name="T3">bad</text:span>' are the values they map to. There are methods included for traversing a Dictionary using its keys. For example, using the keyword <text:span text:style-name="T4">in</text:span><text:span text:style-name="T3"> </text:span><text:span text:style-name="T1">allows the programmer to search through the keys to determine if that value appears as a key in the Dictionary. Conversely, the method </text:span><text:span text:style-name="T4">values()</text:span><text:span text:style-name="T3"> </text:span><text:span text:style-name="T1">allows the programmer to determine if something is a value in the Dictionary. In the EngFrDict program, these methods are used for data verification. By using these methods, the program checks the user's input to make sure that the input appears in the Dictionary.</text:span></text:p>
      <text:p text:style-name="P9"><text:span text:style-name="T1"><text:tab/>The defined Dictionary in EngFrDict.py is engToFr. A call to </text:span><text:span text:style-name="T4">translate_to_French() </text:span><text:span text:style-name="T2">uses the users input to search the keys of this Dictionary and prints the value at that key. </text:span><text:span text:style-name="T4">translate_to_English() </text:span><text:span text:style-name="T2">takes user input and compares it to the values of the Dictionary and prints the key for the user.</text:span></text:p>
      <text:p text:style-name="P9"><text:span text:style-name="T2"/></text:p>
      <text:p text:style-name="P12"><text:span text:style-name="T1">Language Architecture:</text:span></text:p>
      <text:p text:style-name="P9"><text:span text:style-name="T2"><text:tab/>Python is a high level programming language. This means that code is written in an English-like manner and is then translated by a compiler to a language that the computer can use. Python is a scripting language, meaning that code doesn't need to be continuously compiled when it is run. Python, in fact, has two modes; an interactive and script mode. In interactive mode, the user is able to directly input commands and the program gives instant results. In script mode, the user can create complex programs to solve problems. </text:span></text:p>
      <text:p text:style-name="P9"><text:span text:style-name="T2"><text:tab/>Unlike the Java programming language, Python is not very rigid in terms of semantics or syntax. For example, while in Java the “Hello, World!” program looks like this:</text:span></text:p>
      <text:p text:style-name="P10"><text:span text:style-name="T2">System.out.println(“Hello, World”);</text:span></text:p>
      <text:p text:style-name="P9"><text:span text:style-name="T2">In Python, this code provides the same effect</text:span></text:p>
      <text:p text:style-name="P10"><text:span text:style-name="T2">print “Hello, World!”</text:span></text:p>
      <text:p text:style-name="P9"><text:span text:style-name="T2">Additionally, the language does not require the programmer to explicitly state the types of certain data types. For example, an integer variable </text:span><text:span text:style-name="T5">n</text:span><text:span text:style-name="T2"> with the value of 13 is simple declared and instantiated saying:</text:span></text:p>
      <text:p text:style-name="P10"><text:soft-page-break/><text:span text:style-name="T2">n = 13</text:span></text:p>
      <text:p text:style-name="P9"><text:span text:style-name="T2">The compiler recognizes that the value 13 is associated with an integer value. If the value given is “13,” however, the compiler recognizes that </text:span><text:span text:style-name="T5">n</text:span><text:span text:style-name="T2"> is a string, not an integer. </text:span></text:p>
      <text:p text:style-name="P9"><text:span text:style-name="T2"><text:tab/>Another important aspect of Python is the use of white space and indentation in the language's structure. For and while loops as well as function, method and class definitions require indentation for the code within to be recognized as part of that block of code. An example of this is shown below</text:span></text:p>
      <text:p text:style-name="P1"><text:span text:style-name="T6">x = 0</text:span></text:p>
      <text:p text:style-name="P1"><text:span text:style-name="T6">for k in range (4):</text:span></text:p>
      <text:p text:style-name="P1"><text:span text:style-name="T6"><text:tab/>x = x +1 </text:span></text:p>
      <text:p text:style-name="P2"><text:span text:style-name="T6">In this example, <text:s/>x is valued at 0 and by the end of the loop equals four. In the below example, the lack of indentation changes the result.</text:span></text:p>
      <text:p text:style-name="P1"><text:span text:style-name="T6">x = 0</text:span></text:p>
      <text:p text:style-name="P1"><text:span text:style-name="T6">for k in range (4):</text:span></text:p>
      <text:p text:style-name="P1"><text:span text:style-name="T6">x = x +1 </text:span></text:p>
      <text:p text:style-name="P2"><text:span text:style-name="T6">In this example, the end value of x is 1 because the lack of indentation means that the line of code incrementing x is only performed once as opposed to four times.</text:span></text:p>
      <text:p text:style-name="P2"><text:span text:style-name="T6"/></text:p>
      <text:p text:style-name="P3">Running the Code:</text:p>
      <text:p text:style-name="P2"><text:span text:style-name="T6">This is the code for EngToFrFinal.py</text:span></text:p>
      <text:p text:style-name="P2"><text:span text:style-name="T6"/></text:p>
      <text:p text:style-name="P5"><text:span text:style-name="T6">""""</text:span></text:p>
      <text:p text:style-name="P5"><text:span text:style-name="T6">EngFrDict</text:span></text:p>
      <text:p text:style-name="P5"><text:span text:style-name="T6">Descibes a program that allows for the the user to translate words from English to French using</text:span></text:p>
      <text:p text:style-name="P5"><text:span text:style-name="T6">a dictionary object</text:span></text:p>
      <text:p text:style-name="P5"><text:span text:style-name="T6">"""</text:span></text:p>
      <text:p text:style-name="P5"><text:span text:style-name="T6">engToFr = dict() # makes a new dictionary named engToFr</text:span></text:p>
      <text:p text:style-name="P5"><text:span text:style-name="T6"/></text:p>
      <text:p text:style-name="P5"><text:span text:style-name="T6"># add elements to engToFr</text:span></text:p>
      <text:p text:style-name="P5"><text:span text:style-name="T6">engToFr['one'] = 'une'</text:span></text:p>
      <text:p text:style-name="P5"><text:span text:style-name="T6">engToFr['two'] = 'deux'</text:span></text:p>
      <text:p text:style-name="P5"><text:span text:style-name="T6">engToFr['three'] = 'trois'</text:span></text:p>
      <text:p text:style-name="P5"><text:span text:style-name="T6">engToFr['four'] = 'quatre'</text:span></text:p>
      <text:p text:style-name="P5"><text:span text:style-name="T6">engToFr['five'] = 'cinq'</text:span></text:p>
      <text:p text:style-name="P5"><text:span text:style-name="T6">engToFr['six'] = 'six'</text:span></text:p>
      <text:p text:style-name="P5"><text:span text:style-name="T6">engToFr['seven'] = 'sept'</text:span></text:p>
      <text:p text:style-name="P5"><text:soft-page-break/><text:span text:style-name="T6">engToFr['eight'] = 'huit'</text:span></text:p>
      <text:p text:style-name="P5"><text:span text:style-name="T6">engToFr['nine'] = 'neuf'</text:span></text:p>
      <text:p text:style-name="P5"><text:span text:style-name="T6">engToFr['ten'] = 'dix'</text:span></text:p>
      <text:p text:style-name="P5"><text:span text:style-name="T6">engToFr['How are you?'] = 'Comment allez-vous?'</text:span></text:p>
      <text:p text:style-name="P5"><text:span text:style-name="T6">engToFr['Hello'] = 'Bonjour'</text:span></text:p>
      <text:p text:style-name="P5"><text:span text:style-name="T6">engToFr['Hi'] = 'Salut'</text:span></text:p>
      <text:p text:style-name="P5"><text:span text:style-name="T6">engToFr["How's it going"] = 'Ça va?'</text:span></text:p>
      <text:p text:style-name="P5"><text:span text:style-name="T6">engToFr['I am well'] = 'Je vais bien'</text:span></text:p>
      <text:p text:style-name="P5"><text:span text:style-name="T6">engToFr['I am good'] = 'Ça va'</text:span></text:p>
      <text:p text:style-name="P5"><text:span text:style-name="T6">engToFr['Good Bye'] = 'Au Revoir'</text:span></text:p>
      <text:p text:style-name="P5"><text:span text:style-name="T6">engToFr['See you later'] = 'A plus tard'</text:span></text:p>
      <text:p text:style-name="P5"><text:span text:style-name="T6">engToFr['See you soon'] = 'A bientôt'</text:span></text:p>
      <text:p text:style-name="P5"><text:span text:style-name="T6">engToFr['Until next time'] = 'Au prochain'</text:span></text:p>
      <text:p text:style-name="P5"><text:span text:style-name="T6">engToFr['I am not well'] = 'Je vais mal'</text:span></text:p>
      <text:p text:style-name="P5"><text:span text:style-name="T6">engToFr['Good'] = 'Bien'</text:span></text:p>
      <text:p text:style-name="P5"><text:span text:style-name="T6">engToFr['Bad'] = 'Mal'</text:span></text:p>
      <text:p text:style-name="P5"><text:span text:style-name="T6"/></text:p>
      <text:p text:style-name="P5"><text:span text:style-name="T6">#define the function check_if_in</text:span></text:p>
      <text:p text:style-name="P5"><text:span text:style-name="T6"># function to check if a word is a value in a dictionary</text:span></text:p>
      <text:p text:style-name="P5"><text:span text:style-name="T6"># takes a value(word) and list(dictionary) as arguments</text:span></text:p>
      <text:p text:style-name="P5"><text:span text:style-name="T6">def check_if_in(word, dictionary):</text:span></text:p>
      <text:p text:style-name="P5"><text:span text:style-name="T6"><text:s text:c="4"/>checklist = []#new list called checklist</text:span></text:p>
      <text:p text:style-name="P5"><text:span text:style-name="T6"><text:s text:c="4"/>for w in dictionary:#for eeach element in dicitionary</text:span></text:p>
      <text:p text:style-name="P5"><text:span text:style-name="T6"><text:s text:c="8"/>checklist.append(dictionary[w])# add the values to checklist</text:span></text:p>
      <text:p text:style-name="P5"><text:span text:style-name="T6"><text:s text:c="4"/>return word in checklist#return True or False </text:span></text:p>
      <text:p text:style-name="P5"><text:span text:style-name="T6"><text:s text:c="7"/></text:span></text:p>
      <text:p text:style-name="P5"><text:span text:style-name="T6">#define the function translate_to_French</text:span></text:p>
      <text:p text:style-name="P5"><text:span text:style-name="T6">#translates a word from English to French</text:span></text:p>
      <text:p text:style-name="P5"><text:span text:style-name="T6">def translate_to_French():</text:span></text:p>
      <text:p text:style-name="P5"><text:span text:style-name="T6"><text:s text:c="4"/>print "Type an English phrases like a number 1-10 or greeting that you want translate to French\n"#give directions</text:span></text:p>
      <text:p text:style-name="P5"><text:span text:style-name="T6"><text:s text:c="4"/>word = raw_input("Start non-number phrases with capital letters and use question marks(when needed) but not other punctuation\n") #prompt the user to give a word</text:span></text:p>
      <text:p text:style-name="P5"><text:span text:style-name="T6"><text:s text:c="4"/>while word not in engToFr:# while the word isn't in the dictionary</text:span></text:p>
      <text:p text:style-name="P5"><text:span text:style-name="T6"><text:s text:c="8"/>word = raw_input("Phrase not in dictionary. Make sure to check spelling. Don't use slang. Reenter the phrase\n")# asks them to put in a new word</text:span></text:p>
      <text:p text:style-name="P5"><text:span text:style-name="T6"><text:s text:c="4"/>print engToFr[word] + '\n'# print the corresponding word</text:span></text:p>
      <text:p text:style-name="P5"><text:span text:style-name="T6"/></text:p>
      <text:p text:style-name="P5"><text:span text:style-name="T6">#define the function translate_to_English</text:span></text:p>
      <text:p text:style-name="P5"><text:span text:style-name="T6">#translates a word from French to English</text:span></text:p>
      <text:p text:style-name="P5"><text:span text:style-name="T6">def translate_to_English():</text:span></text:p>
      <text:p text:style-name="P5"><text:span text:style-name="T6"><text:s text:c="4"/>print "Type an French phrases like a number 1-10 or greeting that you want translate to English\n"#give directions</text:span></text:p>
      <text:p text:style-name="P5"><text:span text:style-name="T6"><text:s text:c="4"/>word = raw_input("Start non-number phrases with capital letters and use question marks(when needed) but not other punctuation\n") #prompt the user to give a word</text:span></text:p>
      <text:p text:style-name="P5"><text:span text:style-name="T6"><text:s text:c="4"/>while check_if_in(word,engToFr) == False:#while the input phrase is not in the dictionary</text:span></text:p>
      <text:p text:style-name="P5"><text:span text:style-name="T6"><text:s text:c="8"/>word = raw_input("Phrase not in dictionary. Make sure to check spelling. Don't use slang. Reenter the phrase\n")#ask again for the phrase</text:span></text:p>
      <text:p text:style-name="P5"><text:span text:style-name="T6"><text:s text:c="4"/>for w in engToFr:# traverse engToFr</text:span></text:p>
      <text:p text:style-name="P5"><text:span text:style-name="T6"><text:s text:c="8"/>if engToFr[w] == word:# if the word is in the dictionary</text:span></text:p>
      <text:p text:style-name="P5"><text:span text:style-name="T6"><text:s text:c="12"/>print w + '\n'# print the key i.e., the English word</text:span></text:p>
      <text:p text:style-name="P5"><text:span text:style-name="T6"/></text:p>
      <text:p text:style-name="P5"><text:span text:style-name="T6">#ask the user which language they want to go to</text:span></text:p>
      <text:p text:style-name="P5"><text:soft-page-break/><text:span text:style-name="T6">times = raw_input('How many traslations do you want/Combien de phrases traduirez-vous?\n')</text:span></text:p>
      <text:p text:style-name="P5"><text:span text:style-name="T6">for k in range(int(times)):</text:span></text:p>
      <text:p text:style-name="P5"><text:span text:style-name="T6"><text:s text:c="4"/>whichLang = raw_input('Which language do you want to translate TO/À Quelle language voulez-vous traduire?: English or French?\n')</text:span></text:p>
      <text:p text:style-name="P5"><text:span text:style-name="T6"><text:s text:c="4"/>while whichLang != 'English' and whichLang != 'French' and whichLang != 'e' and whichLang != 'f': #if whichLang isn't english or french</text:span></text:p>
      <text:p text:style-name="P5"><text:span text:style-name="T6"><text:s text:c="12"/>whichLang = raw_input('Enter your answer as "English" or "e" or "French" or "f" without quotations\n')# ask the user to enter "English" or "French"</text:span></text:p>
      <text:p text:style-name="P5"><text:span text:style-name="T6"><text:s text:c="4"/>if whichLang == 'English' or whichLang == 'e':# if the user chooses English</text:span></text:p>
      <text:p text:style-name="P5"><text:span text:style-name="T6"><text:s text:c="8"/>translate_to_English()# translate to English</text:span></text:p>
      <text:p text:style-name="P5"><text:span text:style-name="T6"><text:s text:c="4"/>elif whichLang == 'French' or whichLang == 'f':#if the user chooses French</text:span></text:p>
      <text:p text:style-name="P5"><text:span text:style-name="T6"><text:s text:c="8"/>translate_to_French()#translate to French</text:span></text:p>
      <text:p text:style-name="P5"><text:span text:style-name="T6"><text:s text:c="4"/>if k &lt; int(times):</text:span></text:p>
      <text:p text:style-name="P5"><text:span text:style-name="T6"><text:s text:c="8"/>print 'Your translation is above\n'# tell the user to look for the translation</text:span></text:p>
      <text:p text:style-name="P5"><text:span text:style-name="T6"/></text:p>
      <text:p text:style-name="P2"><text:span text:style-name="T6">In order to run this code, it must be saved as a text file. Then, the text file must be saved with a .py extension. The file is run from the Python GUI IDLE by clicking Run &gt; Run Module.</text:span></text:p>
      <text:p text:style-name="P2"><text:span text:style-name="T6"/></text:p>
      <text:p text:style-name="P3">The Learning Experience:</text:p>
      <text:p text:style-name="P4"><text:tab/>In doing this project I encountered many problems. One of which was the lack of a method that corresponds to Java's <text:span text:style-name="T7">nextInt()</text:span> method. Without a method like this one, it is impossible to stop the user from putting in a string that will stop the program from initially running. This happens due to the fact that the first input form the user must be an integer as it is used as a loop counter.</text:p>
      <text:p text:style-name="P4"><text:tab/>This project allowed me to learn the basics of the Python programming language. I was able to apply the concepts of conditionals, loops and input verification into the code. For example, the<text:span text:style-name="T7"> check_if_in()</text:span> function was something unlike most input verification that I've done before. Unlike the elements of a list, the values dictionary cannot be checked directly. Thus, I put the values of <text:s/>the dictionary into a list in order to use the boolean to test whether or not the user put in a valid response.</text:p>
      <text:p text:style-name="P4"/>
      <text:p text:style-name="P3">Future Investigation:</text:p>
      <text:p text:style-name="P4"><text:tab/>One objective of this project was not achieved: that of translating user generated sentences into French. The problem I encountered was the unpredictable nature of French. Unfortunately, the French language has a grammatical structure that is fundamentally different from that of English. For example, in French, the sentence “I miss you,” is said “You to me is missing,” (Vous me manquez.) Accounting for these differences is extremely <text:soft-page-break/>complicated but possible. The much harder, though seemingly more simple aspect is French conjugation, basically changing a verb fit its subject. In English, there are very few conjugation patterns, regular or irregular. In French, however, there are over 20 different patterns with some verbs having unique patterns only in certain cases. Therefore, this project could be extended, first, to accommodate verb conjugation by using methods and functions that subtracts and <text:s/>concantenates strings based on tense and subject. Then, further string modification <text:s/>would be done when grammar is added to the sentence. For example, a method would translate “I love” into “J'aime” based on logic of conjugating regular verbs and contracting vowels in words. Then, “I love cats” into “J'aime les chats,” based on the above logic as well as adding rules for using the verb “aimer.”</text:p>
      <text:p text:style-name="P4"/>
      <text:p text:style-name="P4">Source: </text:p>
      <text:p text:style-name="P4"><text:span text:style-name="T8">Downey, Allen. </text:span><text:span text:style-name="T9">Think Python: How to Think Like a Computer Scientist</text:span><text:span text:style-name="T8">. 2nd ed. Needham: Green Tea <text:tab/>Press, 2012. 1-112. Web. &lt;http://www.greenteapress.com/thinkpython/thinkpython.pdf&gt;.</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1" svg:font-family="'Times New Roman'"/>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Lucida Sans Unicode1"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1"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1"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garet Howell</meta:initial-creator>
    <meta:creation-date>2013-06-21T11:17:38.12</meta:creation-date>
    <meta:document-statistic meta:table-count="0" meta:image-count="0" meta:object-count="0" meta:page-count="6" meta:paragraph-count="106" meta:word-count="1912" meta:character-count="11863"/>
    <dc:date>2013-06-21T13:27:19.67</dc:date>
    <dc:creator>Margaret Howell</dc:creator>
    <meta:editing-duration>PT5M7S</meta:editing-duration>
    <meta:editing-cycles>1</meta:editing-cycles>
    <meta:generator>OpenOffice.org/3.4.1$Win32 OpenOffice.org_project/341m1$Build-9593</meta:generator>
  </office:meta>
</office:document-meta>
</file>